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14698" officeooo:paragraph-rsid="00014698"/>
    </style:style>
    <style:style style:name="P2" style:family="paragraph" style:parent-style-name="Standard">
      <style:text-properties style:text-underline-style="solid" style:text-underline-width="auto" style:text-underline-color="font-color" officeooo:rsid="00014698" officeooo:paragraph-rsid="00014698"/>
    </style:style>
    <style:style style:name="P3" style:family="paragraph" style:parent-style-name="Standard">
      <style:text-properties officeooo:rsid="00014698" officeooo:paragraph-rsid="00014698"/>
    </style:style>
    <style:style style:name="P4" style:family="paragraph" style:parent-style-name="Standard">
      <style:text-properties officeooo:rsid="000657e5" officeooo:paragraph-rsid="000657e5"/>
    </style:style>
    <style:style style:name="P5" style:family="paragraph" style:parent-style-name="Standard">
      <style:text-properties fo:font-size="14pt" fo:font-weight="bold" officeooo:rsid="00014698" officeooo:paragraph-rsid="000657e5" style:font-size-asian="14pt" style:font-weight-asian="bold" style:font-size-complex="14pt" style:font-weight-complex="bold"/>
    </style:style>
    <style:style style:name="T1" style:family="text">
      <style:text-properties officeooo:rsid="0002f3f0"/>
    </style:style>
    <style:style style:name="T2" style:family="text">
      <style:text-properties officeooo:rsid="00048f00"/>
    </style:style>
    <style:style style:name="T3" style:family="text">
      <style:text-properties officeooo:rsid="000657e5"/>
    </style:style>
    <style:style style:name="T4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Viernes 29 de Setiembre 2017 <text:s/><text:span text:style-name="T3">Fabián - Henry</text:span></text:p>
      <text:p text:style-name="P4"/>
      <text:p text:style-name="P1">- Armado de PCV para circuito 555 y pasabajos. Se cambiaron tamaños físico resistencias. Se reviso circuito con puente de wien. <text:span text:style-name="T4">No</text:span> funciona. <text:s/>Se decidió alimentar con una fuente atx <text:s/>500 20 conectores+4 y alimentar arduino <text:span text:style-name="T2">(Vin-GND) </text:span>a partir de esta con un regulador.</text:p>
      <text:p text:style-name="P1">Pendientes:</text:p>
      <text:p text:style-name="P1"><text:s/>Compras:</text:p>
      <text:p text:style-name="P1">- ENEKA:</text:p>
      <text:p text:style-name="P1"><text:tab/><text:tab/>diodos zener 10 V ( probar con diodos más chicos puente de wien)</text:p>
      <text:p text:style-name="P1"><text:tab/><text:tab/><text:span text:style-name="T1">regulador de 12 a 8 v</text:span></text:p>
      <text:p text:style-name="P1"><text:tab/><text:tab/></text:p>
      <text:p text:style-name="P1">- <text:span text:style-name="T1">fuente atk 500 20+4 ( Fabián mirar si tiene)</text:span></text:p>
      <text:p text:style-name="P1">- <text:span text:style-name="T3">buscar cables robustos para conectar alimentación (entre fuente PC y PCV)</text:span></text:p>
      <text:p text:style-name="P2"/>
      <text:p text:style-name="P1"><text:tab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UY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UY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9T17:56:19.568913810</meta:creation-date>
    <dc:date>2017-09-29T18:24:07.943102745</dc:date>
    <meta:editing-duration>PT8M25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1" meta:paragraph-count="11" meta:word-count="97" meta:character-count="552" meta:non-whitespace-character-count="453"/>
  </office:meta>
</office:document-meta>
</file>